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8.0118in" fo:margin-left="0in" fo:margin-top="0in" fo:margin-bottom="0in" fo:break-before="auto" fo:break-after="auto" table:align="left" style:writing-mode="page"/>
    </style:style>
    <style:style style:name="Table1.A" style:family="table-column">
      <style:table-column-properties style:column-width="2.8542in"/>
    </style:style>
    <style:style style:name="Table1.B" style:family="table-column">
      <style:table-column-properties style:column-width="2.8556in"/>
    </style:style>
    <style:style style:name="Table1.C" style:family="table-column">
      <style:table-column-properties style:column-width="2.3021in"/>
    </style:style>
    <style:style style:name="Table1.1" style:family="table-row">
      <style:table-row-properties style:min-row-height="0.1688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15in" fo:keep-together="auto"/>
    </style:style>
    <style:style style:name="P1" style:family="paragraph" style:parent-style-name="normal">
      <loext:graphic-properties draw:fill="none" draw:fill-color="#ffffff"/>
      <style:paragraph-properties fo:margin-left="0in" fo:margin-right="0in" fo:margin-top="0.0047in" fo:margin-bottom="0in" style:contextual-spacing="false" fo:line-height="100%" fo:text-align="center" style:justify-single-word="false" fo:keep-together="auto" fo:orphans="0" fo:widows="0" fo:text-indent="0in" style:auto-text-indent="false" fo:break-before="auto" fo:break-after="auto" fo:background-color="transparent" fo:padding-left="0in" fo:padding-right="0in" fo:padding-top="0.0138in" fo:padding-bottom="0in" fo:border-left="none" fo:border-right="none" fo:border-top="0.51pt solid #000000" fo:border-bottom="none" style:shadow="none" fo:keep-with-next="auto" style:join-border="false"/>
    </style:style>
    <style:style style:name="P2" style:family="paragraph" style:parent-style-name="normal">
      <style:paragraph-properties fo:margin-left="0.1028in" fo:margin-right="0.0902in" fo:margin-top="0.1665in" fo:margin-bottom="0in" style:contextual-spacing="false" fo:line-height="100%" fo:text-indent="0in" style:auto-text-indent="false">
        <style:tab-stops>
          <style:tab-stop style:position="6.1035in"/>
        </style:tab-stops>
      </style:paragraph-properties>
    </style:style>
    <style:style style:name="P3" style:family="paragraph" style:parent-style-name="normal">
      <style:paragraph-properties fo:margin-left="0.1028in" fo:margin-right="0.0902in" fo:margin-top="0.1665in" fo:margin-bottom="0in" style:contextual-spacing="false" fo:line-height="100%" fo:text-indent="0in" style:auto-text-indent="false">
        <style:tab-stops>
          <style:tab-stop style:position="5.1189in"/>
        </style:tab-stops>
      </style:paragraph-properties>
    </style:style>
    <style:style style:name="P4" style:family="paragraph" style:parent-style-name="normal">
      <style:paragraph-properties fo:margin-left="0.1028in" fo:margin-right="0.0902in" fo:margin-top="0.1665in" fo:margin-bottom="0in" style:contextual-spacing="false" fo:line-height="100%" fo:text-indent="0in" style:auto-text-indent="false">
        <style:tab-stops>
          <style:tab-stop style:position="1.6043in"/>
          <style:tab-stop style:position="6.1035in"/>
        </style:tab-stops>
      </style:paragraph-properties>
    </style:style>
    <style:style style:name="P5" style:family="paragraph" style:parent-style-name="Heading_20_1">
      <style:paragraph-properties fo:margin-left="0.1028in" fo:margin-right="0.0902in" fo:margin-top="0in" fo:margin-bottom="0.0154in" style:contextual-spacing="false" fo:line-height="100%" fo:text-indent="0.1028in" style:auto-text-indent="false"/>
      <style:text-properties fo:color="#262626" loext:opacity="100%" fo:font-size="3pt" style:font-size-asian="3pt" style:font-size-complex="3pt"/>
    </style:style>
    <style:style style:name="P6" style:family="paragraph" style:parent-style-name="Heading_20_1">
      <style:paragraph-properties fo:margin-left="0.1028in" fo:margin-right="0.0902in" fo:margin-top="0in" fo:margin-bottom="0.0154in" style:contextual-spacing="false" fo:line-height="100%" fo:text-indent="0.1028in" style:auto-text-indent="false"/>
      <style:text-properties fo:color="#262626" loext:opacity="100%" fo:font-size="10pt" style:font-size-asian="10pt" style:font-size-complex="10pt"/>
    </style:style>
    <style:style style:name="P7" style:family="paragraph" style:parent-style-name="Heading_20_1">
      <style:paragraph-properties fo:margin-left="0.1028in" fo:margin-right="0in" fo:margin-top="0.0693in" fo:margin-bottom="0.0154in" style:contextual-spacing="false" fo:line-height="100%" fo:text-indent="0.1028in" style:auto-text-indent="false"/>
      <style:text-properties fo:color="#262626" loext:opacity="100%" fo:font-size="10pt" style:font-size-asian="10pt" style:font-size-complex="10pt"/>
    </style:style>
    <style:style style:name="P8" style:family="paragraph" style:parent-style-name="Heading_20_1">
      <style:paragraph-properties fo:margin-left="0in" fo:margin-right="0in" fo:margin-top="0.0693in" fo:margin-bottom="0.0154in" style:contextual-spacing="false" fo:line-height="100%" fo:text-indent="0in" style:auto-text-indent="false"/>
      <style:text-properties fo:color="#262626" loext:opacity="100%" fo:font-size="10pt" style:font-size-asian="10pt" style:font-size-complex="10pt"/>
    </style:style>
    <style:style style:name="P9" style:family="paragraph" style:parent-style-name="Heading_20_1">
      <style:paragraph-properties fo:margin-left="0.1028in" fo:margin-right="0in" fo:margin-top="0.0693in" fo:margin-bottom="0.0154in" style:contextual-spacing="false" fo:line-height="100%" fo:text-indent="0.1028in" style:auto-text-indent="false"/>
      <style:text-properties fo:color="#262626" loext:opacity="100%" fo:font-size="1pt" style:font-size-asian="1pt" style:font-size-complex="1pt"/>
    </style:style>
    <style:style style:name="P10" style:family="paragraph" style:parent-style-name="normal">
      <style:paragraph-properties fo:margin-left="0.1028in" fo:margin-right="0.0902in" fo:margin-top="0.1665in" fo:margin-bottom="0in" style:contextual-spacing="false" fo:line-height="100%" fo:text-indent="0in" style:auto-text-indent="false">
        <style:tab-stops>
          <style:tab-stop style:position="6.1035in"/>
        </style:tab-stops>
      </style:paragraph-properties>
      <style:text-properties fo:color="#262626" loext:opacity="100%" style:font-name="Cambria" fo:font-size="9pt" fo:font-weight="bold" style:font-name-asian="Cambria1" style:font-size-asian="9pt" style:font-weight-asian="bold" style:font-name-complex="Cambria1" style:font-size-complex="9pt"/>
    </style:style>
    <style:style style:name="P11" style:family="paragraph" style:parent-style-name="normal">
      <loext:graphic-properties draw:fill="none" draw:fill-color="#ffffff"/>
      <style:paragraph-properties fo:margin-left="0.0827in" fo:margin-right="0in" fo:margin-top="0in" fo:margin-bottom="0in" style:contextual-spacing="false" fo:line-height="17%"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2" style:family="paragraph" style:parent-style-name="normal">
      <loext:graphic-properties draw:fill="none" draw:fill-color="#ffffff"/>
      <style:paragraph-properties fo:margin-left="0.1028in" fo:margin-right="-0.0346in" fo:margin-top="0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3pt" fo:font-style="normal" style:text-underline-style="none" fo:font-weight="normal" fo:background-color="transparent" style:font-name-asian="Calibri1" style:font-size-asian="3pt" style:font-style-asian="normal" style:font-weight-asian="normal" style:font-name-complex="Calibri1" style:font-size-complex="3pt"/>
    </style:style>
    <style:style style:name="P13" style:family="paragraph" style:parent-style-name="normal">
      <loext:graphic-properties draw:fill="none" draw:fill-color="#ffffff"/>
      <style:paragraph-properties fo:margin-left="0.1028in" fo:margin-right="-0.0346in" fo:margin-top="0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4" style:family="paragraph" style:parent-style-name="normal">
      <style:paragraph-properties fo:margin-left="0.1028in" fo:margin-right="0.0902in" fo:text-indent="0in" style:auto-text-indent="false">
        <style:tab-stops>
          <style:tab-stop style:position="6.1035in"/>
        </style:tab-stops>
      </style:paragraph-properties>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paragraph-rsid="00034eac" fo:background-color="transparent" style:font-name-asian="Calibri1" style:font-size-asian="8pt" style:font-style-asian="normal" style:font-weight-asian="normal" style:font-name-complex="Calibri1" style:font-size-complex="8pt"/>
    </style:style>
    <style:style style:name="P15" style:family="paragraph" style:parent-style-name="normal">
      <style:paragraph-properties fo:margin-left="0.1028in" fo:margin-right="0.0902in" fo:text-indent="0in" style:auto-text-indent="false">
        <style:tab-stops>
          <style:tab-stop style:position="6.1035in"/>
        </style:tab-stops>
      </style:paragraph-properties>
    </style:style>
    <style:style style:name="P16" style:family="paragraph" style:parent-style-name="normal">
      <style:paragraph-properties fo:margin-left="0.1028in" fo:margin-right="0.0902in" fo:text-indent="0in" style:auto-text-indent="false">
        <style:tab-stops>
          <style:tab-stop style:position="6.1035in"/>
        </style:tab-stops>
      </style:paragraph-properties>
      <style:text-properties officeooo:paragraph-rsid="00034eac"/>
    </style:style>
    <style:style style:name="P17" style:family="paragraph" style:parent-style-name="Heading_20_1" style:master-page-name="Standard">
      <style:paragraph-properties fo:margin-left="0.1028in" fo:margin-right="0in" fo:margin-top="0.0693in" fo:margin-bottom="0.0154in" style:contextual-spacing="false" fo:line-height="100%" fo:text-align="center" style:justify-single-word="false" fo:text-indent="0.1028in" style:auto-text-indent="false" style:page-number="1"/>
      <style:text-properties fo:color="#404040" loext:opacity="100%" fo:font-size="28pt" style:font-size-asian="28pt" style:font-size-complex="28pt"/>
    </style:style>
    <style:style style:name="P18"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9" style:family="paragraph" style:parent-style-name="normal" style:list-style-name="WWNum1">
      <loext:graphic-properties draw:fill="none" draw:fill-color="#ffffff"/>
      <style:paragraph-properties fo:margin-left="0.6028in" fo:margin-right="0.0902in" fo:margin-top="0in" fo:margin-bottom="0in" style:contextual-spacing="false" fo:line-height="100%" fo:text-align="start" style:justify-single-word="false" fo:keep-together="auto" fo:orphans="0" fo:widows="0"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paragraph-rsid="00034eac" fo:background-color="transparent" style:font-name-asian="Calibri1" style:font-size-asian="8pt" style:font-style-asian="normal" style:font-weight-asian="normal" style:font-name-complex="Calibri1" style:font-size-complex="8pt"/>
    </style:style>
    <style:style style:name="P20" style:family="paragraph" style:parent-style-name="normal" style:list-style-name="WWNum1">
      <loext:graphic-properties draw:fill="none" draw:fill-color="#ffffff"/>
      <style:paragraph-properties fo:margin-left="0.6028in" fo:margin-right="0.0902in" fo:margin-top="0in" fo:margin-bottom="0in" style:contextual-spacing="false" fo:line-height="100%" fo:text-align="start" style:justify-single-word="false" fo:keep-together="auto" fo:orphans="0" fo:widows="0"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21" style:family="paragraph" style:parent-style-name="normal" style:list-style-name="WWNum1">
      <loext:graphic-properties draw:fill="none" draw:fill-color="#ffffff"/>
      <style:paragraph-properties fo:margin-left="0.6028in" fo:margin-right="0in" fo:margin-top="0in" fo:margin-bottom="0in" style:contextual-spacing="false" fo:line-height="100%" fo:text-align="start" style:justify-single-word="false" fo:keep-together="auto" fo:orphans="0" fo:widows="0"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22" style:family="paragraph" style:parent-style-name="normal" style:list-style-name="WWNum1">
      <loext:graphic-properties draw:fill="none" draw:fill-color="#ffffff"/>
      <style:paragraph-properties fo:margin-left="0.6028in" fo:margin-right="0.0902in" fo:margin-top="0in" fo:margin-bottom="0in" style:contextual-spacing="false" fo:line-height="100%" fo:text-align="start" style:justify-single-word="false" fo:keep-together="auto" fo:orphans="0" fo:widows="0"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paragraph-rsid="000a0a67" fo:background-color="transparent" style:font-name-asian="Calibri1" style:font-size-asian="8pt" style:font-style-asian="normal" style:font-weight-asian="normal" style:font-name-complex="Calibri1" style:font-size-complex="8pt"/>
    </style:style>
    <style:style style:name="P23" style:family="paragraph" style:parent-style-name="normal" style:list-style-name="WWNum1">
      <loext:graphic-properties draw:fill="none" draw:fill-color="#ffffff"/>
      <style:paragraph-properties fo:margin-left="0.6028in" fo:margin-right="0.0902in" fo:margin-top="0in" fo:margin-bottom="0in" style:contextual-spacing="false" fo:line-height="100%" fo:text-align="start" style:justify-single-word="false" fo:orphans="0" fo:widows="0" fo:text-indent="-0.25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paragraph-rsid="00034eac" fo:background-color="transparent" style:font-name-asian="Calibri1" style:font-size-asian="8pt" style:font-style-asian="normal" style:font-weight-asian="normal" style:font-name-complex="Calibri1" style:font-size-complex="8pt"/>
    </style:style>
    <style:style style:name="P24" style:family="paragraph" style:parent-style-name="normal" style:list-style-name="WWNum1">
      <loext:graphic-properties draw:fill="none" draw:fill-color="#ffffff"/>
      <style:paragraph-properties fo:margin-left="0.6028in" fo:margin-right="0.0902in" fo:margin-top="0in" fo:margin-bottom="0in" style:contextual-spacing="false" fo:line-height="100%" fo:text-align="start" style:justify-single-word="false" fo:orphans="0" fo:widows="0" fo:text-indent="-0.25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paragraph-rsid="000a0a67" fo:background-color="transparent" style:font-name-asian="Calibri1" style:font-size-asian="8pt" style:font-style-asian="normal" style:font-weight-asian="normal" style:font-name-complex="Calibri1" style:font-size-complex="8pt"/>
    </style:style>
    <style:style style:name="P25"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rsid="00086ebe" officeooo:paragraph-rsid="00086ebe" fo:background-color="transparent" style:font-name-asian="Calibri1" style:font-size-asian="8pt" style:font-style-asian="normal" style:font-weight-asian="normal" style:font-name-complex="Calibri1" style:font-size-complex="8pt"/>
    </style:style>
    <style:style style:name="P26"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rsid="00070ba1" officeooo:paragraph-rsid="00070ba1" fo:background-color="transparent" style:font-name-asian="Calibri1" style:font-size-asian="8pt" style:font-style-asian="normal" style:font-weight-asian="normal" style:font-name-complex="Calibri1" style:font-size-complex="8pt"/>
    </style:style>
    <style:style style:name="P27" style:family="paragraph" style:parent-style-name="normal" style:list-style-name="WWNum1">
      <loext:graphic-properties draw:fill="none" draw:fill-color="#ffffff"/>
      <style:paragraph-properties fo:margin-left="0.6028in" fo:margin-right="0.0902in" fo:margin-top="0in" fo:margin-bottom="0in" style:contextual-spacing="false" fo:line-height="100%" fo:text-align="start" style:justify-single-word="false" fo:keep-together="auto" fo:orphans="0" fo:widows="0" fo:text-indent="-0.2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rsid="000bc7b2" officeooo:paragraph-rsid="000bc7b2" fo:background-color="transparent" style:font-name-asian="Calibri1" style:font-size-asian="8pt" style:font-style-asian="normal" style:font-weight-asian="normal" style:font-name-complex="Calibri1" style:font-size-complex="8pt"/>
    </style:style>
    <style:style style:name="P28"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mbria" fo:font-size="8pt" fo:font-style="normal" style:text-underline-style="none" fo:font-weight="normal" fo:background-color="transparent" style:font-name-asian="Cambria1" style:font-size-asian="8pt" style:font-style-asian="normal" style:font-weight-asian="normal" style:font-name-complex="Cambria1" style:font-size-complex="8pt"/>
    </style:style>
    <style:style style:name="P29" style:family="paragraph" style:parent-style-name="normal" style:list-style-name="WWNum1">
      <loext:graphic-properties draw:fill="none" draw:fill-color="#ffffff"/>
      <style:paragraph-properties fo:margin-left="0.6028in" fo:margin-right="0.0902in" fo:margin-top="0in" fo:margin-bottom="0in" style:contextual-spacing="false" fo:line-height="100%" fo:text-align="start" style:justify-single-word="false" fo:keep-together="auto" fo:orphans="0" fo:widows="0" fo:text-indent="-0.25in" style:auto-text-indent="false" fo:break-before="auto" fo:break-after="auto" fo:background-color="transparent" fo:padding="0in" fo:border="none" style:shadow="none" fo:keep-with-next="auto" style:join-border="false"/>
    </style:style>
    <style:style style:name="P30" style:family="paragraph" style:parent-style-name="normal" style:list-style-name="WWNum1">
      <loext:graphic-properties draw:fill="none" draw:fill-color="#ffffff"/>
      <style:paragraph-properties fo:margin-left="0.6028in" fo:margin-right="0.0902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officeooo:paragraph-rsid="000a0a67"/>
    </style:style>
    <style:style style:name="P31" style:family="paragraph" style:parent-style-name="normal" style:list-style-name="WWNum1">
      <loext:graphic-properties draw:fill="none" draw:fill-color="#ffffff"/>
      <style:paragraph-properties fo:margin-left="0.6028in" fo:margin-right="0.0902in" fo:margin-top="0in" fo:margin-bottom="0in" style:contextual-spacing="false" fo:line-height="100%" fo:text-align="start" style:justify-single-word="false" fo:keep-together="auto" fo:orphans="0" fo:widows="0" fo:text-indent="-0.25in" style:auto-text-indent="false" fo:break-before="auto" fo:break-after="auto" fo:background-color="transparent" fo:padding="0in" fo:border="none" style:shadow="none" fo:keep-with-next="auto" style:join-border="false"/>
      <style:text-properties officeooo:paragraph-rsid="000bc7b2"/>
    </style:style>
    <style:style style:name="P32" style:family="paragraph" style:parent-style-name="normal">
      <style:paragraph-properties fo:margin-left="0.1028in" fo:margin-right="0.0902in" fo:margin-top="0.1665in" fo:margin-bottom="0in" style:contextual-spacing="false" fo:line-height="100%" fo:text-indent="0in" style:auto-text-indent="false">
        <style:tab-stops>
          <style:tab-stop style:position="5.1189in"/>
        </style:tab-stops>
      </style:paragraph-properties>
    </style:style>
    <style:style style:name="P33" style:family="paragraph" style:parent-style-name="normal">
      <style:paragraph-properties fo:margin-left="0.1028in" fo:margin-right="0.0902in" fo:text-indent="0in" style:auto-text-indent="false">
        <style:tab-stops>
          <style:tab-stop style:position="6.1035in"/>
        </style:tab-stops>
      </style:paragraph-properties>
      <style:text-properties officeooo:paragraph-rsid="00034eac"/>
    </style:style>
    <style:style style:name="P34" style:family="paragraph" style:parent-style-name="normal">
      <style:paragraph-properties fo:margin-left="0.1028in" fo:margin-right="0.0902in" fo:text-indent="0in" style:auto-text-indent="false" fo:break-before="auto" fo:break-after="auto">
        <style:tab-stops>
          <style:tab-stop style:position="6.1035in"/>
        </style:tab-stops>
      </style:paragraph-properties>
      <style:text-properties officeooo:paragraph-rsid="000a0a67"/>
    </style:style>
    <style:style style:name="P35" style:family="paragraph" style:parent-style-name="normal">
      <style:paragraph-properties fo:margin-left="0.1028in" fo:margin-right="0.0902in" fo:text-indent="0in" style:auto-text-indent="false">
        <style:tab-stops>
          <style:tab-stop style:position="6.1035in"/>
        </style:tab-stops>
      </style:paragraph-properties>
      <style:text-properties officeooo:paragraph-rsid="000a0a67"/>
    </style:style>
    <style:style style:name="P36" style:family="paragraph">
      <loext:graphic-properties draw:fill="none"/>
      <style:paragraph-properties fo:margin-left="0in" fo:margin-right="0in" fo:margin-top="0in" fo:margin-bottom="0in" fo:line-height="0.1665in" fo:text-align="start" fo:text-indent="0in" style:writing-mode="lr-tb"/>
    </style:style>
    <style:style style:name="P37" style:family="paragraph">
      <loext:graphic-properties draw:fill="solid" draw:fill-color="#262626"/>
      <style:paragraph-properties fo:margin-left="0in" fo:margin-right="0in" fo:margin-top="0in" fo:margin-bottom="0in" fo:line-height="0.1665in" fo:text-align="start" fo:text-indent="0in" style:writing-mode="lr-tb"/>
    </style:style>
    <style:style style:name="P38" style:family="paragraph">
      <loext:graphic-properties draw:fill="solid" draw:fill-color="#272727"/>
      <style:paragraph-properties fo:margin-left="0in" fo:margin-right="0in" fo:margin-top="0in" fo:margin-bottom="0in" fo:line-height="0.1665in" fo:text-align="start" fo:text-indent="0in" style:writing-mode="lr-tb"/>
    </style:style>
    <style:style style:name="T1" style:family="text">
      <style:text-properties fo:font-variant="normal" fo:text-transform="none" fo:color="#0000ff" loext:opacity="100%" style:text-line-through-style="none" style:text-line-through-type="none" style:text-position="0% 100%" style:font-name="Calibri" fo:font-size="8pt" fo:font-style="italic" style:text-underline-style="solid" style:text-underline-width="auto" style:text-underline-color="font-color" fo:font-weight="normal" fo:background-color="transparent" loext:char-shading-value="0" style:font-name-asian="Calibri1" style:font-size-asian="8pt" style:font-style-asian="italic" style:font-weight-asian="normal" style:font-name-complex="Calibri1" style:font-size-complex="8pt"/>
    </style:style>
    <style:style style:name="T2" style:family="text">
      <style:text-properties fo:font-variant="normal" fo:text-transform="none" fo:color="#0000ff" loext:opacity="100%" style:text-line-through-style="none" style:text-line-through-type="none" style:text-position="0% 100%" style:font-name="Calibri" fo:font-size="8pt" fo:font-style="italic" style:text-underline-style="solid" style:text-underline-width="auto" style:text-underline-color="font-color" fo:font-weight="normal" officeooo:rsid="00031779" fo:background-color="transparent" loext:char-shading-value="0" style:font-name-asian="Calibri1" style:font-size-asian="8pt" style:font-style-asian="italic" style:font-weight-asian="normal" style:font-name-complex="Calibri1" style:font-size-complex="8pt"/>
    </style:style>
    <style:style style:name="T3" style:family="text">
      <style:text-properties fo:font-variant="normal" fo:text-transform="none" fo:color="#0000ff" loext:opacity="100%" style:text-line-through-style="none" style:text-line-through-type="none" style:text-position="0% 100%" style:font-name="Calibri" fo:font-size="8pt" fo:font-style="normal" style:text-underline-style="solid" style:text-underline-width="auto" style:text-underline-color="font-color" fo:font-weight="normal" fo:background-color="transparent" loext:char-shading-value="0" style:font-name-asian="Calibri1" style:font-size-asian="8pt" style:font-style-asian="normal" style:font-weight-asian="normal" style:font-name-complex="Calibri1" style:font-size-complex="8pt"/>
    </style:style>
    <style:style style:name="T4" style:family="text">
      <style:text-properties fo:font-variant="normal" fo:text-transform="none" fo:color="#1155cc" loext:opacity="100%" style:text-line-through-style="none" style:text-line-through-type="none" style:text-position="0% 100%" style:font-name="Calibri" fo:font-size="7pt" fo:font-style="italic" style:text-underline-style="none" fo:font-weight="bold" fo:background-color="transparent" loext:char-shading-value="0" style:font-name-asian="Calibri1" style:font-size-asian="7pt" style:font-style-asian="italic" style:font-weight-asian="bold" style:font-name-complex="Calibri1" style:font-size-complex="7pt"/>
    </style:style>
    <style:style style:name="T5" style:family="text">
      <style:text-properties fo:font-variant="normal" fo:text-transform="none" fo:color="#1155cc" loext:opacity="100%" style:text-line-through-style="none" style:text-line-through-type="none" style:text-position="0% 100%" style:font-name="Calibri" fo:font-size="8pt" fo:font-style="italic" style:text-underline-style="solid" style:text-underline-width="auto" style:text-underline-color="font-color" fo:font-weight="bold" fo:background-color="transparent" loext:char-shading-value="0" style:font-name-asian="Calibri1" style:font-size-asian="8pt" style:font-style-asian="italic" style:font-weight-asian="bold" style:font-name-complex="Calibri1" style:font-size-complex="8pt"/>
    </style:style>
    <style:style style:name="T6" style:family="text">
      <style:text-properties fo:font-variant="normal" fo:text-transform="none" fo:color="#000000" loext:opacity="100%" style:text-line-through-style="none" style:text-line-through-type="none" style:text-position="0% 100%" style:font-name="Calibri" fo:font-size="8pt" fo:font-style="italic" style:text-underline-style="none" fo:font-weight="normal" fo:background-color="transparent" loext:char-shading-value="0" style:font-name-asian="Calibri1" style:font-size-asian="8pt" style:font-style-asian="italic" style:font-weight-asian="normal" style:font-name-complex="Calibri1" style:font-size-complex="8pt"/>
    </style:style>
    <style:style style:name="T7" style:family="text">
      <style:text-properties fo:font-variant="normal" fo:text-transform="none" fo:color="#000000" loext:opacity="100%" style:text-line-through-style="none" style:text-line-through-type="none" style:text-position="0% 100%" style:font-name="Calibri" fo:font-size="8pt" fo:font-style="italic" style:text-underline-style="none" fo:font-weight="normal" officeooo:rsid="00031779" fo:background-color="transparent" loext:char-shading-value="0" style:font-name-asian="Calibri1" style:font-size-asian="8pt" style:font-style-asian="italic" style:font-weight-asian="normal" style:font-name-complex="Calibri1" style:font-size-complex="8pt"/>
    </style:style>
    <style:style style:name="T8"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9"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rsid="000a0a67" fo:background-color="transparent" loext:char-shading-value="0" style:font-name-asian="Calibri1" style:font-size-asian="8pt" style:font-style-asian="normal" style:font-weight-asian="normal" style:font-name-complex="Calibri1" style:font-size-complex="8pt"/>
    </style:style>
    <style:style style:name="T10"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officeooo:rsid="000bc7b2" fo:background-color="transparent" loext:char-shading-value="0" style:font-name-asian="Calibri1" style:font-size-asian="8pt" style:font-style-asian="normal" style:font-weight-asian="normal" style:font-name-complex="Calibri1" style:font-size-complex="8pt"/>
    </style:style>
    <style:style style:name="T11"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bold" fo:background-color="transparent" loext:char-shading-value="0" style:font-name-asian="Calibri1" style:font-size-asian="8pt" style:font-style-asian="normal" style:font-weight-asian="bold" style:font-name-complex="Calibri1" style:font-size-complex="8pt"/>
    </style:style>
    <style:style style:name="T12" style:family="text">
      <style:text-properties fo:font-variant="normal" fo:text-transform="none" fo:color="#000000" loext:opacity="100%" style:text-line-through-style="none" style:text-line-through-type="none" style:text-position="0% 100%" style:font-name="Calibri" fo:font-size="7pt" fo:font-style="normal" style:text-underline-style="none" fo:font-weight="bold" fo:background-color="transparent" loext:char-shading-value="0" style:font-name-asian="Calibri1" style:font-size-asian="7pt" style:font-style-asian="normal" style:font-weight-asian="bold" style:font-name-complex="Calibri1" style:font-size-complex="7pt"/>
    </style:style>
    <style:style style:name="T13" style:family="text">
      <style:text-properties fo:font-variant="normal" fo:text-transform="none" fo:color="#000000" loext:opacity="100%" style:text-line-through-style="none" style:text-line-through-type="none" style:text-position="0% 100%" style:font-name="Calibri" fo:font-size="7pt" fo:font-style="italic" style:text-underline-style="none" fo:font-weight="bold" fo:background-color="transparent" loext:char-shading-value="0" style:font-name-asian="Calibri1" style:font-size-asian="7pt" style:font-style-asian="italic" style:font-weight-asian="bold" style:font-name-complex="Calibri1" style:font-size-complex="7pt"/>
    </style:style>
    <style:style style:name="T14" style:family="text">
      <style:text-properties fo:font-variant="normal" fo:text-transform="none" fo:color="#262626" loext:opacity="100%" style:text-line-through-style="none" style:text-line-through-type="none" style:text-position="0% 100%" style:font-name="Cambria" fo:font-size="9pt" fo:font-style="normal" style:text-underline-style="none" fo:font-weight="bold" officeooo:rsid="00045e90" fo:background-color="transparent" loext:char-shading-value="0" style:font-name-asian="Cambria1" style:font-size-asian="9pt" style:font-style-asian="normal" style:font-weight-asian="bold" style:font-name-complex="Cambria1" style:font-size-complex="9pt"/>
    </style:style>
    <style:style style:name="T15" style:family="text">
      <style:text-properties fo:font-variant="small-caps" fo:color="#000000" loext:opacity="100%" style:text-line-through-style="none" style:text-line-through-type="none" style:text-position="0% 100%" style:font-name="Calibri" fo:font-size="7pt" fo:font-style="normal" style:text-underline-style="none" fo:font-weight="bold" fo:background-color="transparent" loext:char-shading-value="0" style:font-name-asian="Calibri1" style:font-size-asian="7pt" style:font-style-asian="normal" style:font-weight-asian="bold" style:font-name-complex="Calibri1" style:font-size-complex="7pt"/>
    </style:style>
    <style:style style:name="T16" style:family="text">
      <style:text-properties fo:font-variant="small-caps" fo:color="#000000" loext:opacity="100%" style:text-line-through-style="none" style:text-line-through-type="none" style:text-position="0% 100%" style:font-name="Calibri" fo:font-size="7pt" fo:font-style="italic" style:text-underline-style="none" fo:font-weight="bold" fo:background-color="transparent" loext:char-shading-value="0" style:font-name-asian="Calibri1" style:font-size-asian="7pt" style:font-style-asian="italic" style:font-weight-asian="bold" style:font-name-complex="Calibri1" style:font-size-complex="7pt"/>
    </style:style>
    <style:style style:name="T17" style:family="text">
      <style:text-properties fo:font-variant="small-caps" fo:color="#000000" loext:opacity="100%" style:text-line-through-style="none" style:text-line-through-type="none" style:text-position="0% 100%" style:font-name="Calibri" fo:font-size="8pt" fo:font-style="italic" style:text-underline-style="none" fo:font-weight="normal" fo:background-color="transparent" loext:char-shading-value="0" style:font-name-asian="Calibri1" style:font-size-asian="8pt" style:font-style-asian="italic" style:font-weight-asian="normal" style:font-name-complex="Calibri1" style:font-size-complex="8pt"/>
    </style:style>
    <style:style style:name="T18" style:family="text">
      <style:text-properties fo:color="#262626" loext:opacity="100%" style:font-name="Cambria" fo:font-size="9pt" fo:font-weight="bold" style:font-name-asian="Cambria1" style:font-size-asian="9pt" style:font-weight-asian="bold" style:font-name-complex="Cambria1" style:font-size-complex="9pt"/>
    </style:style>
    <style:style style:name="T19" style:family="text">
      <style:text-properties fo:color="#262626" loext:opacity="100%" style:font-name="Cambria" fo:font-size="9pt" fo:font-weight="bold" officeooo:rsid="00045e90" style:font-name-asian="Cambria1" style:font-size-asian="9pt" style:font-weight-asian="bold" style:font-name-complex="Cambria1" style:font-size-complex="9pt"/>
    </style:style>
    <style:style style:name="T20" style:family="text">
      <style:text-properties fo:color="#262626" loext:opacity="100%" style:font-name="Cambria" fo:font-size="9pt" fo:font-weight="bold" officeooo:rsid="0005f327" style:font-name-asian="Cambria1" style:font-size-asian="9pt" style:font-weight-asian="bold" style:font-name-complex="Cambria1" style:font-size-complex="9pt"/>
    </style:style>
    <style:style style:name="T21" style:family="text">
      <style:text-properties fo:color="#262626" loext:opacity="100%" style:font-name="Cambria" fo:font-size="9pt" fo:font-weight="bold" officeooo:rsid="000a0a67" style:font-name-asian="Cambria1" style:font-size-asian="9pt" style:font-weight-asian="bold" style:font-name-complex="Cambria1" style:font-size-complex="9pt"/>
    </style:style>
    <style:style style:name="T22" style:family="text">
      <style:text-properties style:font-name="Cambria" fo:font-size="9pt" fo:font-weight="bold" style:font-name-asian="Cambria1" style:font-size-asian="9pt" style:font-weight-asian="bold" style:font-name-complex="Cambria1" style:font-size-complex="9pt"/>
    </style:style>
    <style:style style:name="T23" style:family="text">
      <style:text-properties fo:color="#7f7f7f" loext:opacity="100%" style:font-name="Cambria" fo:font-size="9pt" fo:font-style="italic" fo:font-weight="bold" style:font-name-asian="Cambria1" style:font-size-asian="9pt" style:font-style-asian="italic" style:font-weight-asian="bold" style:font-name-complex="Cambria1" style:font-size-complex="9pt"/>
    </style:style>
    <style:style style:name="T24" style:family="text">
      <style:text-properties fo:color="#7f7f7f" loext:opacity="100%" style:font-name="Cambria" fo:font-size="9pt" fo:font-style="italic" fo:font-weight="bold" officeooo:rsid="00045e90" style:font-name-asian="Cambria1" style:font-size-asian="9pt" style:font-style-asian="italic" style:font-weight-asian="bold" style:font-name-complex="Cambria1" style:font-size-complex="9pt"/>
    </style:style>
    <style:style style:name="T25" style:family="text">
      <style:text-properties fo:color="#7f7f7f" loext:opacity="100%" style:font-name="Cambria" fo:font-size="9pt" fo:font-style="italic" fo:font-weight="bold" officeooo:rsid="0005f327" style:font-name-asian="Cambria1" style:font-size-asian="9pt" style:font-style-asian="italic" style:font-weight-asian="bold" style:font-name-complex="Cambria1" style:font-size-complex="9pt"/>
    </style:style>
    <style:style style:name="T26" style:family="text">
      <style:text-properties fo:color="#7f7f7f" loext:opacity="100%" style:font-name="Cambria" fo:font-size="9pt" fo:font-style="italic" fo:font-weight="bold" officeooo:rsid="000a0a67" style:font-name-asian="Cambria1" style:font-size-asian="9pt" style:font-style-asian="italic" style:font-weight-asian="bold" style:font-name-complex="Cambria1" style:font-size-complex="9pt"/>
    </style:style>
    <style:style style:name="T27" style:family="text">
      <style:text-properties fo:color="#7f7f7f" loext:opacity="100%" style:font-name="Cambria" fo:font-size="9pt" fo:font-style="italic" fo:font-weight="bold" officeooo:rsid="000d1683" style:font-name-asian="Cambria1" style:font-size-asian="9pt" style:font-style-asian="italic" style:font-weight-asian="bold" style:font-name-complex="Cambria1" style:font-size-complex="9pt"/>
    </style:style>
    <style:style style:name="T28" style:family="text">
      <style:text-properties fo:color="#7f7f7f" loext:opacity="100%" style:font-name="Cambria" fo:font-size="9pt" fo:font-weight="bold" style:font-name-asian="Cambria1" style:font-size-asian="9pt" style:font-weight-asian="bold" style:font-name-complex="Cambria1" style:font-size-complex="9pt"/>
    </style:style>
    <style:style style:name="T29" style:family="text">
      <style:text-properties fo:color="#7f7f7f" loext:opacity="100%" style:font-name="Cambria" fo:font-size="9pt" fo:font-weight="bold" officeooo:rsid="00045e90" style:font-name-asian="Cambria1" style:font-size-asian="9pt" style:font-weight-asian="bold" style:font-name-complex="Cambria1" style:font-size-complex="9pt"/>
    </style:style>
    <style:style style:name="T30" style:family="text">
      <style:text-properties officeooo:rsid="000d1683"/>
    </style:style>
    <style:style style:name="gr1"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parent-style-name="Frame">
      <style:graphic-properties draw:stroke="none" svg:stroke-width="0in" draw:fill="none" draw:textarea-vertical-align="middle" draw:auto-grow-height="false" fo:min-height="0in" fo:min-width="7.7in" fo:padding-top="0.1in" fo:padding-bottom="0.1in" fo:padding-left="0.1in" fo:padding-right="0.1in" fo:wrap-option="wrap" style:run-through="foreground"/>
      <style:paragraph-properties style:writing-mode="lr-tb"/>
    </style:style>
    <style:style style:name="gr4" style:family="graphic" style:parent-style-name="Frame">
      <style:graphic-properties draw:stroke="none" svg:stroke-width="0in" draw:fill="solid" draw:fill-color="#262626" draw:textarea-vertical-align="middle" draw:auto-grow-height="false" fo:min-height="0in" fo:min-width="7.711in" fo:padding-top="0.1in" fo:padding-bottom="0.1in" fo:padding-left="0.1in" fo:padding-right="0.1in" fo:wrap-option="wrap" style:run-through="foreground"/>
      <style:paragraph-properties style:writing-mode="lr-tb"/>
    </style:style>
    <style:style style:name="gr5" style:family="graphic" style:parent-style-name="Frame">
      <style:graphic-properties draw:stroke="none" svg:stroke-width="0in" draw:fill="none" draw:textarea-vertical-align="middle" draw:auto-grow-height="false" fo:min-height="0in" fo:min-width="7.711in" fo:padding-top="0.1in" fo:padding-bottom="0.1in" fo:padding-left="0.1in" fo:padding-right="0.1in" fo:wrap-option="wrap" style:run-through="foreground"/>
      <style:paragraph-properties style:writing-mode="lr-tb"/>
    </style:style>
    <style:style style:name="gr6" style:family="graphic" style:parent-style-name="Frame">
      <style:graphic-properties draw:stroke="none" svg:stroke-width="0in" draw:fill="solid" draw:fill-color="#272727" draw:textarea-vertical-align="middle" draw:auto-grow-height="false" fo:min-height="0in" fo:min-width="7.711in" fo:padding-top="0.1in" fo:padding-bottom="0.1in" fo:padding-left="0.1in" fo:padding-right="0.1in"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Corey F Stedman</text:h>
      <text:p text:style-name="P1"><text:bookmark text:name="_heading=h.gjdgxs"/><text:a xlink:type="simple" xlink:href="mailto:corey@greenfire.io" text:style-name="Standard" text:visited-style-name="Standard"><text:span text:style-name="T1">cor</text:span></text:a><text:span text:style-name="T2">desir@gmail.com</text:span><text:span text:style-name="T4"> </text:span><text:span text:style-name="T15">|</text:span><text:span text:style-name="T16"> </text:span><text:span text:style-name="T17">+</text:span><text:span text:style-name="T6">(914) 29</text:span><text:span text:style-name="T7">5 0542</text:span><text:span text:style-name="T6"> </text:span><text:span text:style-name="T12">|</text:span><text:span text:style-name="T13"> </text:span><text:a xlink:type="simple" xlink:href="https://www.linkedin.com/in/corey-desir" text:style-name="Standard" text:visited-style-name="Standard"><text:span text:style-name="T5">LinkedIn / Corey F Stedman</text:span></text:a></text:p>
      <text:h text:style-name="P7" text:outline-level="1">SUMMARY</text:h>
      <text:p text:style-name="P11"><draw:g text:anchor-type="as-char" draw:z-index="0" draw:name="Shape1" draw:style-name="gr1"><draw:g draw:style-name="gr2"><draw:custom-shape draw:name="Shape 3" draw:style-name="gr5" draw:text-style-name="P36" svg:width="7.9106in" svg:height="0.030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6" draw:text-style-name="P38" svg:width="7.9106in" svg:height="0.030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13">Experienced professional with a passion for Full Spectrum Product Design in the realm of Web3 and Blockchain implementations. My diverse background encompasses IT Administration, Systems Management, and Project Leadership. With a solid foundation in Data Centers and Reliability Engineering, I thrive on ensuring seamless operations, even in high-pressure situations, having honed my skills in Emergency Response scenarios. My journey has been fueled by my commitment consistently adapting to the evolving tech landscape. Through supporting complex infrastructures and refining processes, I've learned the art of harmonizing intricate components into functional systems.</text:p>
      <text:p text:style-name="P12"/>
      <text:h text:style-name="P7" text:outline-level="1">MY SKILLS</text:h>
      <text:p text:style-name="P11"><draw:g text:anchor-type="as-char" draw:z-index="1" draw:name="Shape2" draw:style-name="gr1"><draw:g draw:style-name="gr2"><draw:custom-shape draw:name="Shape 3" draw:style-name="gr3" draw:text-style-name="P36" svg:width="7.8996in" svg:height="0.017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37" svg:width="7.9106in" svg:height="0.030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830408538" text:style-name="WWNum2">
              <text:list-item>
                <text:p text:style-name="P18">Time Management</text:p>
              </text:list-item>
            </text:list>
          </table:table-cell>
          <table:table-cell table:style-name="Table1.A1" office:value-type="string">
            <text:list xml:id="list180219225398653" text:continue-numbering="true" text:style-name="WWNum2">
              <text:list-item>
                <text:p text:style-name="P18">Linux Administration</text:p>
              </text:list-item>
            </text:list>
          </table:table-cell>
          <table:table-cell table:style-name="Table1.A1" office:value-type="string">
            <text:list xml:id="list180218037166631" text:continue-numbering="true" text:style-name="WWNum2">
              <text:list-item>
                <text:p text:style-name="P18">Strategic Vision</text:p>
              </text:list-item>
            </text:list>
          </table:table-cell>
        </table:table-row>
        <table:table-row table:style-name="Table1.2">
          <table:table-cell table:style-name="Table1.A1" office:value-type="string">
            <text:list xml:id="list180218948140411" text:continue-numbering="true" text:style-name="WWNum2">
              <text:list-item>
                <text:p text:style-name="P25">Windows 7/10/11 Adminstration</text:p>
              </text:list-item>
            </text:list>
          </table:table-cell>
          <table:table-cell table:style-name="Table1.A1" office:value-type="string">
            <text:list xml:id="list180219114133214" text:continue-numbering="true" text:style-name="WWNum2">
              <text:list-item>
                <text:p text:style-name="P18">Network Administration</text:p>
              </text:list-item>
            </text:list>
          </table:table-cell>
          <table:table-cell table:style-name="Table1.A1" office:value-type="string">
            <text:list xml:id="list180217835822132" text:continue-numbering="true" text:style-name="WWNum2">
              <text:list-item>
                <text:p text:style-name="P18">Decision Making</text:p>
              </text:list-item>
            </text:list>
          </table:table-cell>
        </table:table-row>
        <table:table-row table:style-name="Table1.1">
          <table:table-cell table:style-name="Table1.A1" office:value-type="string">
            <text:list xml:id="list180218903950408" text:continue-numbering="true" text:style-name="WWNum2">
              <text:list-item>
                <text:p text:style-name="P18">Communication</text:p>
              </text:list-item>
            </text:list>
          </table:table-cell>
          <table:table-cell table:style-name="Table1.A1" office:value-type="string">
            <text:list xml:id="list180217248003020" text:continue-numbering="true" text:style-name="WWNum2">
              <text:list-item>
                <text:p text:style-name="P18">Virtualization</text:p>
              </text:list-item>
            </text:list>
          </table:table-cell>
          <table:table-cell table:style-name="Table1.A1" office:value-type="string">
            <text:list xml:id="list180219209899520" text:continue-numbering="true" text:style-name="WWNum2">
              <text:list-item>
                <text:p text:style-name="P28">Team Empowerment</text:p>
              </text:list-item>
            </text:list>
          </table:table-cell>
        </table:table-row>
        <table:table-row table:style-name="Table1.2">
          <table:table-cell table:style-name="Table1.A1" office:value-type="string">
            <text:list xml:id="list180218060507489" text:continue-numbering="true" text:style-name="WWNum2">
              <text:list-item>
                <text:p text:style-name="P26">SCCM</text:p>
              </text:list-item>
            </text:list>
          </table:table-cell>
          <table:table-cell table:style-name="Table1.A1" office:value-type="string">
            <text:list xml:id="list180218219068622" text:continue-numbering="true" text:style-name="WWNum2">
              <text:list-item>
                <text:p text:style-name="P18">Cloud Technologies</text:p>
              </text:list-item>
            </text:list>
          </table:table-cell>
          <table:table-cell table:style-name="Table1.A1" office:value-type="string">
            <text:list xml:id="list180217670213600" text:continue-numbering="true" text:style-name="WWNum2">
              <text:list-item>
                <text:p text:style-name="P28">Conflict Resolution</text:p>
              </text:list-item>
            </text:list>
          </table:table-cell>
        </table:table-row>
        <table:table-row table:style-name="Table1.1">
          <table:table-cell table:style-name="Table1.A1" office:value-type="string">
            <text:list xml:id="list180219290692376" text:continue-numbering="true" text:style-name="WWNum2">
              <text:list-item>
                <text:p text:style-name="P18">Risk Management</text:p>
              </text:list-item>
            </text:list>
          </table:table-cell>
          <table:table-cell table:style-name="Table1.A1" office:value-type="string">
            <text:list xml:id="list180218216938267" text:continue-numbering="true" text:style-name="WWNum2">
              <text:list-item>
                <text:p text:style-name="P18">Configuration Management</text:p>
              </text:list-item>
            </text:list>
          </table:table-cell>
          <table:table-cell table:style-name="Table1.A1" office:value-type="string">
            <text:list xml:id="list180217967901376" text:continue-numbering="true" text:style-name="WWNum2">
              <text:list-item>
                <text:p text:style-name="P18">Stakeholder Management</text:p>
              </text:list-item>
            </text:list>
          </table:table-cell>
        </table:table-row>
        <table:table-row table:style-name="Table1.1">
          <table:table-cell table:style-name="Table1.A1" office:value-type="string">
            <text:list xml:id="list180218300345732" text:continue-numbering="true" text:style-name="WWNum2">
              <text:list-item>
                <text:p text:style-name="P25">MacOS Sonoma</text:p>
              </text:list-item>
            </text:list>
          </table:table-cell>
          <table:table-cell table:style-name="Table1.A1" office:value-type="string">
            <text:list xml:id="list180219325997694" text:continue-numbering="true" text:style-name="WWNum2">
              <text:list-item>
                <text:p text:style-name="P18">Security Practices</text:p>
              </text:list-item>
            </text:list>
          </table:table-cell>
          <table:table-cell table:style-name="Table1.A1" office:value-type="string">
            <text:list xml:id="list180217373900738" text:continue-numbering="true" text:style-name="WWNum2">
              <text:list-item>
                <text:p text:style-name="P18">Innovation</text:p>
              </text:list-item>
            </text:list>
          </table:table-cell>
        </table:table-row>
      </table:table>
      <text:h text:style-name="P7" text:outline-level="1">WORK EXPERIENCE</text:h>
      <text:p text:style-name="P11"><draw:g text:anchor-type="as-char" draw:z-index="2" draw:name="Shape5" draw:style-name="gr1"><draw:g draw:style-name="gr2"><draw:custom-shape draw:name="Shape 3" draw:style-name="gr3" draw:text-style-name="P36" svg:width="7.8996in" svg:height="0.017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4" draw:text-style-name="P37" svg:width="7.9106in" svg:height="0.030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34"><text:span text:style-name="T21"><text:line-break/>Technical Support </text:span><text:span text:style-name="T19">Engineer</text:span><text:span text:style-name="T22"><text:tab/><text:tab/></text:span><text:span text:style-name="T23"> </text:span><text:span text:style-name="T26">Jun </text:span><text:span text:style-name="T23">20</text:span><text:span text:style-name="T24">2</text:span><text:span text:style-name="T26">4</text:span><text:span text:style-name="T23"> – </text:span><text:span text:style-name="T24">Present</text:span></text:p>
      <text:p text:style-name="P35"><text:span text:style-name="T26">WIN Fertility / WIN Healthcare</text:span><text:span text:style-name="T24"> </text:span><text:span text:style-name="T29">|</text:span><text:span text:style-name="T24"> </text:span><text:span text:style-name="T26">Greenwich</text:span><text:span text:style-name="T24">, </text:span><text:span text:style-name="T26">CT</text:span></text:p>
      <text:list xml:id="list2126277907" text:style-name="WWNum1">
        <text:list-item>
          <text:p text:style-name="P30"><text:span text:style-name="T8">Im</text:span><text:span text:style-name="T9">aged and deployed 30+ Laptops with Windows 10 Home, Windows 10 Pro and Windows 11 Pro </text:span><text:span text:style-name="T10">using Manage Engine over PXE Boot</text:span></text:p>
        </text:list-item>
        <text:list-item>
          <text:p text:style-name="P27">Managed the <text:span text:style-name="T30">Mitel</text:span> PBX, provisioning <text:span text:style-name="T30">Mitel </text:span>phones, extensions and Toll Free numbers</text:p>
        </text:list-item>
        <text:list-item>
          <text:p text:style-name="P27">Identified cost effective alternatives to existing equipment being used</text:p>
        </text:list-item>
        <text:list-item>
          <text:p text:style-name="P31"><text:span text:style-name="T10">Supported 200+ users by managing their active directory and exchange accounts and the VMWare Horizon instances</text:span><text:span text:style-name="T14"><text:line-break/></text:span></text:p>
        </text:list-item>
      </text:list>
      <text:p text:style-name="P16"><text:span text:style-name="T19">Quality Assurance/</text:span><text:span text:style-name="T20">Desk</text:span><text:span text:style-name="T19"> Engineer</text:span><text:span text:style-name="T22"><text:tab/><text:tab/></text:span><text:span text:style-name="T23">Oct 20</text:span><text:span text:style-name="T24">23</text:span><text:span text:style-name="T23"> – </text:span><text:span text:style-name="T27">May 2024</text:span></text:p>
      <text:p text:style-name="P16"><text:span text:style-name="T25">Zumbach Electronics</text:span><text:span text:style-name="T23"> </text:span><text:span text:style-name="T28">|</text:span><text:span text:style-name="T23"> </text:span><text:span text:style-name="T25">Mt Kisco</text:span><text:span text:style-name="T23">, NY</text:span></text:p>
      <text:list xml:id="list180217815609846" text:continue-numbering="true" text:style-name="WWNum1">
        <text:list-item>
          <text:p text:style-name="P19">Implemented a new document archiving system, improving organization and retrieval efficiency </text:p>
        </text:list-item>
        <text:list-item>
          <text:p text:style-name="P19">Established a standardized image documentation process for devices and items, enhancing clarity and consistency for future reference</text:p>
        </text:list-item>
        <text:list-item>
          <text:p text:style-name="P19">Built and assembled 50+ industrial computers, ensuring adherence to rigorous quality standards</text:p>
        </text:list-item>
        <text:list-item>
          <text:p text:style-name="P19">Restored functionality to out-of-specification lasers, saving the company from potential production delays and equipment costs</text:p>
        </text:list-item>
        <text:list-item>
          <text:p text:style-name="P19">Calibrated over 100 lasers of varying sizes, maintaining precise operational performance</text:p>
        </text:list-item>
        <text:list-item>
          <text:p text:style-name="P19">Identified and rectified non-compliant build practices, preventing potential losses exceeding $1,000</text:p>
        </text:list-item>
        <text:list-item>
          <text:p text:style-name="P23">Developed a comprehensive engineer onboarding manual utilizing personal knowledge and experience, streamlining the training process for new hires</text:p>
        </text:list-item>
      </text:list>
      <text:p text:style-name="P14"/>
      <text:p text:style-name="P16"><text:span text:style-name="T18">Smarthands Datacenter Engineer</text:span><text:span text:style-name="T22"><text:tab/><text:tab/></text:span><text:span text:style-name="T23">Oct 2019 – Sep 2022</text:span></text:p>
      <text:p text:style-name="P15"><text:span text:style-name="T23">Regeneron via Unisys </text:span><text:span text:style-name="T28">|</text:span><text:span text:style-name="T23"> Tarrytown, NY</text:span></text:p>
      <text:list xml:id="list180218911544620" text:continue-numbering="true" text:style-name="WWNum1">
        <text:list-item>
          <text:p text:style-name="P20">Acted as the onsite point person to facilitate seamless communication and coordination between the Offshore team and the local team for efficient service and equipment changes</text:p>
        </text:list-item>
        <text:list-item>
          <text:p text:style-name="P20">Provided support to over 1000 users by managing and maintaining their accounts and permissions on the Active Directory system</text:p>
        </text:list-item>
        <text:list-item>
          <text:p text:style-name="P20">Executed regular archival tape rotations, overseeing the replacement of tapes within the tape library, ensuring data preservation and compliance</text:p>
        </text:list-item>
        <text:list-item>
          <text:p text:style-name="P20">Managed the data archival process using Tape Backup in collaboration with Iron Mountain, ensuring secure and organized long-term data storage</text:p>
        </text:list-item>
        <text:list-item>
          <text:p text:style-name="P20">Played a pivotal role in both the construction and troubleshooting of Linux Servers, enhancing the overall server infrastructure's reliability and performance</text:p>
        </text:list-item>
        <text:list-item>
          <text:p text:style-name="P20">Successfully built, racked, and stacked HP ProLiant Windows and Linux Servers, skillfully configuring iLO for streamlined remote administration</text:p>
        </text:list-item>
        <text:list-item>
          <text:p text:style-name="P20">Proficiently configured network components, including consoled access to Cisco switches using tools like Putty for Linux and Windows setups, as well as Screen for Linux environments</text:p>
        </text:list-item>
      </text:list>
      <text:p text:style-name="P2"><text:span text:style-name="T18">Co-Founder / CTO / Product Manager</text:span><text:span text:style-name="T22"><text:tab/><text:tab/></text:span><text:span text:style-name="T23">Sep 2017 – Sep 2019</text:span></text:p>
      <text:p text:style-name="P15"><text:span text:style-name="T23">Digital Exchange Innovations/Node Capital </text:span><text:span text:style-name="T28">|</text:span><text:span text:style-name="T23"> NYC</text:span></text:p>
      <text:list xml:id="list180218374791419" text:continue-numbering="true" text:style-name="WWNum1">
        <text:list-item>
          <text:p text:style-name="P20">Spearheaded the development of Pouch, a cutting-edge cryptocurrency wallet and accounting software, utilizing JavaScript, VueJS, and Electron technologies. Oversaw the entire project lifecycle, ensuring seamless functionality and user-centric design</text:p>
        </text:list-item>
        <text:list-item>
          <text:p text:style-name="P20">Designed the architecture of PRSM, a robust financial forecasting tool, leveraging Python and Ruby for comprehensive data analysis. Streamlined complex data processing, enhancing the accuracy of financial predictions</text:p>
        </text:list-item>
        <text:list-item>
          <text:p text:style-name="P20">Played a pivotal role in shaping the future of the organization by meticulously charting the roadmap for upcoming projects. Evaluated and selected optimal tech stacks, aligning technology choices with business objectives</text:p>
        </text:list-item>
        <text:list-item>
          <text:p text:style-name="P29"><text:span text:style-name="T8">Successfully secured initial funding for Node Capital by strategically securing entry into the prestigious accelerator program at </text:span><text:a xlink:type="simple" xlink:href="http://www.quake.vc/" text:style-name="Standard" text:visited-style-name="Standard"><text:span text:style-name="T3">www.Quake.vc</text:span></text:a><text:span text:style-name="T8">. Showcased the value proposition and growth potential, resulting in essential financial backing</text:span></text:p>
        </text:list-item>
        <text:list-item>
          <text:p text:style-name="P20">Developed sophisticated software solutions compatible with diverse operating systems, including macOS Mojave and Debian/Ubuntu. Employed agile development methodologies to ensure seamless performance across platforms</text:p>
        </text:list-item>
        <text:list-item>
          <text:p text:style-name="P20">Orchestrated team activities using tools like Slack and Trello, acting as administrators for streamlined communication and project management. Fostered a collaborative environment, ensuring optimal productivity and efficient task allocation</text:p>
        </text:list-item>
      </text:list>
      <text:p text:style-name="P3"><text:span text:style-name="T18"/></text:p>
      <text:p text:style-name="P3"><text:span text:style-name="T18"/></text:p>
      <text:p text:style-name="P3"><text:soft-page-break/><text:span text:style-name="T18">Windows/Mac Sys Admin Part Time</text:span><text:span text:style-name="T22"><text:tab/></text:span><text:span text:style-name="T23"><text:tab/><text:tab/><text:tab/>Feb 2017 – Sep 2022</text:span></text:p>
      <text:p text:style-name="P15"><text:span text:style-name="T23">Dominican Women Development Center </text:span><text:span text:style-name="T28">|</text:span><text:span text:style-name="T23"> NYC</text:span></text:p>
      <text:list xml:id="list180218283602603" text:continue-numbering="true" text:style-name="WWNum1">
        <text:list-item>
          <text:p text:style-name="P20">Constructed a robust server by assembling components from barebones kits, implementing RAID 1 configuration, and installing a Debian-based Linux distribution to facilitate Windows guest OS virtualization</text:p>
        </text:list-item>
        <text:list-item>
          <text:p text:style-name="P20">Orchestrated the deployment of virtualization instances using VMWare and Virtual Box technologies, specifically setting up Windows 2012 Server virtual machines to enhance operational efficiency</text:p>
        </text:list-item>
        <text:list-item>
          <text:p text:style-name="P20">Rejuvenated over 50 workstations by meticulously reinstalling the Windows 7 operating system and entire software stacks, ensuring seamless performance and standardized user experiences</text:p>
        </text:list-item>
        <text:list-item>
          <text:p text:style-name="P20">Pioneered the migration of the organization to G Suite (akin to Office 365), orchestrating the seamless transfer of Microsoft Outlook PST archives to corresponding email accounts, streamlining communication and collaboration</text:p>
        </text:list-item>
        <text:list-item>
          <text:p text:style-name="P20">Devised comprehensive blueprints for the design and implementation of network infrastructure for the newly built facility, encompassing the configuration of switches, routers, wireless access points, and printers, alongside meticulous wiring and termination efforts</text:p>
        </text:list-item>
        <text:list-item>
          <text:p text:style-name="P20">Spearheaded the expansion of network capabilities across various locations, including the setup and configuration of network closets with static IP addresses, along with the deployment of server and Power over Ethernet (PoE) network switches</text:p>
        </text:list-item>
        <text:list-item>
          <text:p text:style-name="P20">Proficiently created standardized system images for both Windows and Linux (Red Hat and Debian) machines, ensuring consistent and streamlined deployment across various computing environments</text:p>
        </text:list-item>
      </text:list>
      <text:p text:style-name="P4"><text:span text:style-name="T18">Windows / Linux System Administrator<text:tab/></text:span><text:span text:style-name="T22"><text:tab/></text:span><text:span text:style-name="T23">Nov 2012 – Feb 2017</text:span></text:p>
      <text:p text:style-name="P15"><text:span text:style-name="T23">Cappelli Enterprises Inc. </text:span><text:span text:style-name="T28">|</text:span><text:span text:style-name="T23"> White Plains, NY</text:span></text:p>
      <text:list xml:id="list180219217919451" text:continue-numbering="true" text:style-name="WWNum1">
        <text:list-item>
          <text:p text:style-name="P21">Led the deployment of Scientific Linux (Red Hat Enterprise Linux) as the host operating system for virtualization, ensuring optimized performance and seamless integration within the infrastructure</text:p>
        </text:list-item>
        <text:list-item>
          <text:p text:style-name="P21">Provided proficient support for over 100 users on Active Directory, ensuring efficient user management, troubleshooting, and system access control</text:p>
        </text:list-item>
        <text:list-item>
          <text:p text:style-name="P21">Successfully created and managed multiple virtualization instances using VMWare and Virtual Box, hosting Windows 2008 guest databases</text:p>
        </text:list-item>
        <text:list-item>
          <text:p text:style-name="P21">Orchestrated the deployment of 50+ Lenovo workstations, proficiently setting up software stacks on both Windows 7 and 10. Ensured users had optimal working environments for increased productivity</text:p>
        </text:list-item>
      </text:list>
      <text:p text:style-name="P4"><text:span text:style-name="T18">Windows System Administrator</text:span><text:span text:style-name="T22"><text:tab/><text:tab/></text:span><text:span text:style-name="T23">Nov 2011 – May 2013</text:span></text:p>
      <text:p text:style-name="P15"><text:span text:style-name="T23">Fun Fuzion at New Roc </text:span><text:span text:style-name="T28">|</text:span><text:span text:style-name="T23"> New Rochelle, NY</text:span></text:p>
      <text:list xml:id="list180217363327259" text:continue-numbering="true" text:style-name="WWNum1">
        <text:list-item>
          <text:p text:style-name="P21">Served as the IT Manager and reported directly to the General Manager. Oversaw the smooth functioning of the IT department, ensuring seamless communication and coordination between technical and non-technical teams</text:p>
        </text:list-item>
        <text:list-item>
          <text:p text:style-name="P21">Provided comprehensive support to a user base of 100 individuals on the Active Directory platform. Proficiently handled user additions, deletions, and modifications, guaranteeing efficient user management and access control</text:p>
        </text:list-item>
        <text:list-item>
          <text:p text:style-name="P21">Demonstrated expertise in configuring Windows machines with a dual-boot setup, incorporating Linux as a backup operating system</text:p>
        </text:list-item>
        <text:list-item>
          <text:p text:style-name="P21">Successfully supported the deployment of Microsoft Office 2007 and 2010 to enhance workplace productivity. Led the transition from proprietary software to open-source alternatives, optimizing resource allocation and streamlining software usage across the organization</text:p>
        </text:list-item>
        <text:list-item>
          <text:p text:style-name="P21">Revitalized a Dell XPS system to accommodate resource-intensive applications like Photoshop and Illustrator. Upgraded the system with a high-end Graphics Card and maximized RAM capacity for enhanced performance</text:p>
        </text:list-item>
      </text:list>
      <text:h text:style-name="P5" text:outline-level="1"/>
      <text:h text:style-name="P7" text:outline-level="1">CORE QUALIFICATIONS</text:h>
      <text:p text:style-name="P11"><draw:g text:anchor-type="as-char" draw:z-index="3" draw:name="Shape6" draw:style-name="gr1"><draw:g draw:style-name="gr2"><draw:custom-shape draw:name="Shape 3" draw:style-name="gr3" draw:text-style-name="P36" svg:width="7.8996in" svg:height="0.017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4" draw:text-style-name="P37" svg:width="7.9106in" svg:height="0.030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list xml:id="list180218736141351" text:continue-numbering="true" text:style-name="WWNum1">
        <text:list-item>
          <text:p text:style-name="P20">Spearheaded automation and optimization of Linux server provisioning, configuration, and monitoring processes, resulting in increased efficiency and reduced manual intervention</text:p>
        </text:list-item>
        <text:list-item>
          <text:p text:style-name="P20">Experience in maintenance, operation, and administration of a sufficiently advanced Linux environment</text:p>
        </text:list-item>
        <text:list-item>
          <text:p text:style-name="P20">Expertly diagnosed and resolved complex performance issues within the Linux environment through advanced profiling techniques, ensuring seamless trading operations</text:p>
        </text:list-item>
        <text:list-item>
          <text:p text:style-name="P20">Working knowledge of Intel-based hardware and server components</text:p>
        </text:list-item>
        <text:list-item>
          <text:p text:style-name="P20">Understanding of Linux server-side networking and typical network protocols</text:p>
        </text:list-item>
        <text:list-item>
          <text:p text:style-name="P20">Leveraged Python and Bash scripting to develop robust automation tools, streamlining repetitive tasks and contributing to a more efficient workflow</text:p>
        </text:list-item>
        <text:list-item>
          <text:p text:style-name="P20">Experience with public cloud Linux Engineering and automation (AWS, GCP)</text:p>
        </text:list-item>
        <text:list-item>
          <text:p text:style-name="P20">Demonstrated a comprehensive grasp of Linux OS internals and concepts, facilitating informed decision-making and effective problem-solving</text:p>
        </text:list-item>
        <text:list-item>
          <text:p text:style-name="P20">Engaged in direct, daily communication with trading teams and core engineering, fostering collaboration and aligning technical efforts with business needs</text:p>
        </text:list-item>
        <text:list-item>
          <text:p text:style-name="P20">Managed critical core services, including DHCP, LDAP, DNS, and NFS, across diverse data center environments, ensuring consistent and reliable operation</text:p>
        </text:list-item>
      </text:list>
      <text:h text:style-name="P6" text:outline-level="1"/>
      <text:h text:style-name="P7" text:outline-level="1">ACCOMPLISHMENTS</text:h>
      <text:p text:style-name="P11"><draw:g text:anchor-type="as-char" draw:z-index="4" draw:name="Shape7" draw:style-name="gr1"><draw:g draw:style-name="gr2"><draw:custom-shape draw:name="Shape 3" draw:style-name="gr3" draw:text-style-name="P36" svg:width="7.8996in" svg:height="0.017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4" draw:text-style-name="P37" svg:width="7.9106in" svg:height="0.030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list xml:id="list180218891495065" text:continue-numbering="true" text:style-name="WWNum1">
        <text:list-item>
          <text:p text:style-name="P29"><text:span text:style-name="T11">Patent Awarded</text:span><text:span text:style-name="T8"> – Media content access designation (US20160357667A1): </text:span><text:a xlink:type="simple" xlink:href="http://bit.ly/2IjN1V0" text:style-name="Standard" text:visited-style-name="Standard"><text:span text:style-name="T3">http://bit.ly/2IjN1V0</text:span></text:a></text:p>
        </text:list-item>
        <text:list-item>
          <text:p text:style-name="P29"><text:span text:style-name="T11">Patents Pending</text:span><text:span text:style-name="T8"> – Data organization (US20170206214A1): </text:span><text:a xlink:type="simple" xlink:href="http://bit.ly/2JK5deo" text:style-name="Standard" text:visited-style-name="Standard"><text:span text:style-name="T3">http://bit.ly/2JK5deo</text:span></text:a></text:p>
        </text:list-item>
        <text:list-item>
          <text:p text:style-name="P29"><text:span text:style-name="T11">Book</text:span><text:span text:style-name="T8"> – Wrote &amp; Published a book called “The Cryptocurrency Alphabet” (</text:span><text:a xlink:type="simple" xlink:href="https://bit.ly/CryptocurrencyAlphabet" text:style-name="Standard" text:visited-style-name="Standard"><text:span text:style-name="T3">https://bit.ly/CryptocurrencyAlphabet</text:span></text:a><text:span text:style-name="T8">) that goes into the principles of economics, how it applies to cryptocurrency and going through 26 cryptocurrencies, detailing their specifications and use cases</text:span></text:p>
        </text:list-item>
      </text:list>
      <text:h text:style-name="P7" text:outline-level="1">MEDIA</text:h>
      <text:p text:style-name="P11"><draw:g text:anchor-type="as-char" draw:z-index="5" draw:name="Shape9" draw:style-name="gr1"><draw:g draw:style-name="gr2"><draw:custom-shape draw:name="Shape 3" draw:style-name="gr3" draw:text-style-name="P36" svg:width="7.8996in" svg:height="0.017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4" draw:text-style-name="P37" svg:width="7.9106in" svg:height="0.030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list xml:id="list180219148979217" text:continue-numbering="true" text:style-name="WWNum1">
        <text:list-item>
          <text:p text:style-name="P29"><text:span text:style-name="T11">Data Science &amp; Cryptocurrency </text:span><text:span text:style-name="T8">– </text:span><text:a xlink:type="simple" xlink:href="https://www.linuxinsider.com/story/Digging-for-Bitcoin-Is-a-Labor-of-Love-86021.html" text:style-name="Standard" text:visited-style-name="Standard"><text:span text:style-name="T3">https://www.linuxinsider.com/story/Digging-for-Bitcoin-Is-a-Labor-of-Love-86021.html</text:span></text:a></text:p>
        </text:list-item>
        <text:list-item>
          <text:p text:style-name="P29"><text:span text:style-name="T11">Introduction to Cryptocurrency</text:span><text:span text:style-name="T8"> – </text:span><text:a xlink:type="simple" xlink:href="http://www.carryonfriends.com/getting-started-in-cryptocurrency-with-corey-stedman/" text:style-name="Standard" text:visited-style-name="Standard"><text:span text:style-name="T3">http://www.carryonfriends.com/getting-started-in-cryptocurrency-with-corey-stedman/</text:span></text:a></text:p>
        </text:list-item>
      </text:list>
      <text:h text:style-name="P9" text:outline-level="1"/>
      <text:h text:style-name="P8" text:outline-level="1"><text:s text:c="7"/>CERTIFICATIONS</text:h>
      <text:p text:style-name="P11"><draw:g text:anchor-type="as-char" draw:z-index="6" draw:name="Shape11" draw:style-name="gr1"><draw:g draw:style-name="gr2"><draw:custom-shape draw:name="Shape 3" draw:style-name="gr3" draw:text-style-name="P36" svg:width="7.8996in" svg:height="0.017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4" draw:text-style-name="P37" svg:width="7.9106in" svg:height="0.030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15"><text:span text:style-name="T18">CompTIA: A+ Certified Technician</text:span><text:span text:style-name="T22"><text:tab/><text:tab/></text:span><text:span text:style-name="T23">2023 – Present</text:span></text:p>
      <text:p text:style-name="P15"><text:span text:style-name="T23">Program </text:span><text:span text:style-name="T28">|</text:span><text:span text:style-name="T23"> On-Site</text:span></text:p>
      <text:list xml:id="list180217468399381" text:continue-numbering="true" text:style-name="WWNum1">
        <text:list-item>
          <text:p text:style-name="P20">Proficient in identifying hardware and software issues in various computing devices. Skillfully employ diagnostic tools and techniques to pinpoint problems and deliver effective solutions</text:p>
        </text:list-item>
        <text:list-item>
          <text:p text:style-name="P20">Apply in-depth knowledge of hardware components, operating systems, and software installations to ensure optimal functionality and performance</text:p>
        </text:list-item>
      </text:list>
      <text:p text:style-name="P2"><text:span text:style-name="T18">Microsoft Certified Professional: Networking Fundamentals and Security Fundamentals</text:span><text:span text:style-name="T22"><text:tab/><text:tab/></text:span><text:span text:style-name="T23">2023 – Present</text:span></text:p>
      <text:p text:style-name="P15"><text:span text:style-name="T23">Program </text:span><text:span text:style-name="T28">|</text:span><text:span text:style-name="T23"> Remote</text:span></text:p>
      <text:list xml:id="list180218911177617" text:continue-numbering="true" text:style-name="WWNum1">
        <text:list-item>
          <text:p text:style-name="P20"><text:soft-page-break/>Implementing networking concepts such as IP addressing, and routing to design and maintain efficient network infrastructures. Configuring network devices, ensuring seamless communication, and troubleshooting connectivity issues to optimize network performance</text:p>
        </text:list-item>
        <text:list-item>
          <text:p text:style-name="P20">Employing security protocols and encryption techniques to safeguard data and systems against cyber threats. Applying risk assessment and vulnerability analysis to create comprehensive security strategies</text:p>
        </text:list-item>
      </text:list>
      <text:p text:style-name="P2"><text:span text:style-name="T18">Certified Bitcoin Professional (CBP): ID: f2bab6</text:span><text:span text:style-name="T22"><text:tab/><text:tab/></text:span><text:span text:style-name="T23">2020</text:span></text:p>
      <text:p text:style-name="P15"><text:span text:style-name="T23">Program </text:span><text:span text:style-name="T28">|</text:span><text:span text:style-name="T23"> On-Site</text:span></text:p>
      <text:list xml:id="list180219236498170" text:continue-numbering="true" text:style-name="WWNum1">
        <text:list-item>
          <text:p text:style-name="P20">Attained the Certified Bitcoin Professional (CBP) credential (ID: f2bab6) through rigorous study and examination, showcasing proficiency in key Bitcoin concepts, block chain technology, and cryptocurrency mechanisms.</text:p>
        </text:list-item>
        <text:list-item>
          <text:p text:style-name="P20">Demonstrated a comprehensive understanding of cryptographic principles, decentralized financial systems, and the underlying functionalities of Bitcoin, reinforcing expertise in the realm of digital assets and their potential applications</text:p>
        </text:list-item>
      </text:list>
      <text:p text:style-name="P10"/>
      <text:p text:style-name="P2"><text:span text:style-name="T18">Six Sigma Certified White Belt: ID: uxtTRn5RQT</text:span><text:span text:style-name="T22"><text:tab/><text:tab/></text:span><text:span text:style-name="T23">2023 – Present</text:span></text:p>
      <text:p text:style-name="P15"><text:span text:style-name="T23">Program </text:span><text:span text:style-name="T28">|</text:span><text:span text:style-name="T23"> On-Site</text:span></text:p>
      <text:list xml:id="list180217599738047" text:continue-numbering="true" text:style-name="WWNum1">
        <text:list-item>
          <text:p text:style-name="P20">Currently hold a Six Sigma Certified White Belt designation (ID: uxtTRn5RQT), demonstrating a strong foundational understanding of process improvement methodologies and their application</text:p>
        </text:list-item>
      </text:list>
      <text:p text:style-name="P2"><text:span text:style-name="T18">BTA – CBBF (Certified BlockChain Business Fundamentals): 0x510316c4648bdde6525dd1d3b129708b8a6ff530df0ade1914a61b33acdbf26a</text:span><text:span text:style-name="T22"><text:tab/><text:tab/></text:span><text:span text:style-name="T23">2023 – Present</text:span></text:p>
      <text:p text:style-name="P15"><text:span text:style-name="T23">Program </text:span><text:span text:style-name="T28">|</text:span><text:span text:style-name="T23"> On-Site</text:span></text:p>
      <text:list xml:id="list180217550689238" text:continue-numbering="true" text:style-name="WWNum1">
        <text:list-item>
          <text:p text:style-name="P20">Acquired a solid understanding of blockchain's foundational principles, showcasing expertise in its applications, benefits, and potential risks. Employed analytical skills to dissect real-world case studies, illustrating the technology's impact on diverse industri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normal" style:class="text">
      <style:paragraph-properties fo:margin-left="0.3528in" fo:margin-right="0in" fo:text-indent="-0.25in" style:auto-text-indent="false"/>
      <style:text-properties fo:font-size="10pt" style:font-size-asian="10pt" style:font-size-complex="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default-outline-level="1" style:list-style-name="" style:class="text">
      <style:paragraph-properties fo:margin-left="0.1028in" fo:margin-right="0in" fo:margin-top="0.0134in" fo:margin-bottom="0in" style:contextual-spacing="false" fo:text-indent="0in" style:auto-text-indent="false"/>
      <style:text-properties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name-complex="Cambria1" style:font-family-complex="Cambria" style:font-family-generic-complex="system" style:font-pitch-complex="variable" style:font-size-complex="12pt" style:font-weight-complex="bold"/>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left="1.5417in" fo:margin-right="1.5429in" fo:margin-top="0.0346in" fo:margin-bottom="0in" style:contextual-spacing="false" fo:line-height="0.3835in" fo:text-align="center" style:justify-single-word="false" fo:text-indent="0in" style:auto-text-indent="false"/>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normal">
      <style:paragraph-properties fo:margin-left="0.3528in" fo:margin-right="0in" fo:text-indent="-0.25in" style:auto-text-indent="false"/>
    </style:style>
    <style:style style:name="Table_20_Paragraph" style:display-name="Table Paragraph" style:family="paragraph" style:parent-style-name="normal">
      <style:paragraph-properties fo:margin-left="0.3445in" fo:margin-right="0in" fo:text-indent="-0.2508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ff" loext:opacity="100%" style:text-position="0% 100%" style:text-underline-style="solid" style:text-underline-width="auto" style:text-underline-color="font-color" style:text-blinking="false" style:text-emphasize="none" style:text-scale="100%"/>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6028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1028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6028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1028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6028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1028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6028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1028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6028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74in" fo:margin-bottom="0.6437in" fo:margin-left="0.0984in" fo:margin-right="0.2091in" style:writing-mode="lr-tb" style:layout-grid-color="#c0c0c0" style:layout-grid-lines="263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0:53:00</meta:creation-date>
    <meta:initial-creator>cvresumewriter2@gmail.com</meta:initial-creator>
    <dc:date>2024-12-13T18:02:16.933495669</dc:date>
    <meta:editing-duration>PT50M47S</meta:editing-duration>
    <meta:editing-cycles>13</meta:editing-cycles>
    <meta:generator>LibreOffice/7.3.7.2$Linux_X86_64 LibreOffice_project/30$Build-2</meta:generator>
    <meta:document-statistic meta:table-count="1" meta:image-count="0" meta:object-count="0" meta:page-count="3" meta:paragraph-count="122" meta:word-count="1697" meta:character-count="12786" meta:non-whitespace-character-count="11243"/>
    <meta:user-defined meta:name="Created" meta:value-type="date">2022-10-29T00:00:00</meta:user-defined>
    <meta:user-defined meta:name="Creator">Microsoft® Word 2016</meta:user-defined>
    <meta:user-defined meta:name="GrammarlyDocumentId">8b9d33faaeeceda65008960b06eb5da15b8c49989e7ed0364b44301fb18dd2ac</meta:user-defined>
    <meta:user-defined meta:name="LastSaved" meta:value-type="date">2023-02-15T00:00:00</meta:user-defined>
  </office:meta>
</office:document-meta>
</file>